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5.302cm" fo:min-width="23.11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7.268cm" fo:min-width="23.1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66cm" fo:min-width="2.54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0.666cm" fo:min-width="2.8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35cm" fo:min-width="5.20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53cm" fo:min-width="4.5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19cm" fo:min-width="4.927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4e9a0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e9a0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4e9a0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4e9a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333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2.372cm"/>
    </style:style>
    <style:style style:name="gr17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69cm" fo:min-width="4.452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204a87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204a87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3.642cm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1.766cm"/>
    </style:style>
    <style:style style:name="gr2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32cm" fo:min-width="2.514cm" fo:padding-top="0.142cm" fo:padding-bottom="0.142cm" fo:padding-left="0.267cm" fo:padding-right="0.267cm"/>
    </style:style>
    <style:style style:name="gr24" style:family="graphic" style:parent-style-name="standard">
      <style:graphic-properties draw:fill-color="#996600" draw:textarea-horizontal-align="justify" draw:textarea-vertical-align="middle" draw:auto-grow-height="false" fo:min-height="0.3cm" fo:min-width="2.047cm"/>
    </style:style>
    <style:style style:name="gr25" style:family="graphic" style:parent-style-name="standard">
      <style:graphic-properties draw:fill-color="#996600" draw:textarea-horizontal-align="justify" draw:textarea-vertical-align="middle" draw:auto-grow-height="false" fo:min-height="0.3cm" fo:min-width="0.962cm"/>
    </style:style>
    <style:style style:name="gr26" style:family="graphic" style:parent-style-name="standard">
      <style:graphic-properties draw:fill-color="#996600" draw:textarea-horizontal-align="justify" draw:textarea-vertical-align="middle" draw:auto-grow-height="false" fo:min-height="0.3cm" fo:min-width="1.532cm"/>
    </style:style>
    <style:style style:name="P1" style:family="paragraph">
      <loext:graphic-properties draw:fill-color="#cc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6.3999996185303pt"/>
    </style:style>
    <style:style style:name="P4" style:family="paragraph">
      <loext:graphic-properties draw:fill-color="#00ff66"/>
      <style:paragraph-properties fo:text-align="center"/>
      <style:text-properties style:font-name="Times New Roman" fo:font-size="16.3999996185303pt"/>
    </style:style>
    <style:style style:name="P5" style:family="paragraph">
      <loext:graphic-properties draw:fill-color="#cc9900"/>
      <style:paragraph-properties fo:text-align="center"/>
      <style:text-properties style:font-name="Times New Roman" fo:font-size="16.3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Times New Roman" fo:font-size="16.3999996185303pt"/>
    </style:style>
    <style:style style:name="P8" style:family="paragraph">
      <style:paragraph-properties fo:text-align="center"/>
      <style:text-properties style:font-name="Times New Roman" fo:font-size="16.3999996185303pt" fo:font-style="italic" style:font-style-asian="italic" style:font-style-complex="italic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-color="#996600"/>
      <style:paragraph-properties fo:text-align="center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P11" style:family="paragraph">
      <style:paragraph-properties fo:text-align="center"/>
      <style:text-properties fo:font-style="normal" style:font-style-asian="normal" style:font-style-complex="normal"/>
    </style:style>
    <style:style style:name="P12" style:family="paragraph">
      <loext:graphic-properties draw:fill-color="#996600"/>
      <style:paragraph-properties fo:text-align="center"/>
      <style:text-properties style:font-name="Times New Roman1" fo:font-size="16pt" fo:font-style="normal" style:font-size-asian="16pt" style:font-style-asian="normal" style:font-size-complex="16pt" style:font-style-complex="normal"/>
    </style:style>
    <style:style style:name="T1" style:family="text">
      <style:text-properties style:font-name="Times New Roman" fo:font-size="16.3999996185303pt"/>
    </style:style>
    <style:style style:name="T2" style:family="text">
      <style:text-properties style:font-name="Times New Roman" fo:font-size="16.3999996185303pt" fo:font-style="italic" style:font-style-asian="italic" style:font-style-complex="italic"/>
    </style:style>
    <style:style style:name="T3" style:family="text">
      <style:text-properties style:font-name="Times New Roman" fo:font-size="16.3999996185303pt" fo:font-style="normal" style:font-style-asian="normal" style:font-style-complex="normal"/>
    </style:style>
    <style:style style:name="T4" style:family="text"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Times New Roman1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616cm" svg:height="5.552cm" svg:x="1.361cm" svg:y="9.6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16cm" svg:height="7.518cm" svg:x="1.361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7cm" svg:height="1.735cm" svg:x="6.059cm" svg:y="2.044cm">
          <text:p text:style-name="P2"><text:span text:style-name="T1">Pa</text:span><text:span text:style-name="T1">rtit</text:span><text:span text:style-name="T1">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3.301cm" svg:height="1.735cm" svg:x="13.7cm" svg:y="2.016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5.739cm" svg:height="1.619cm" svg:x="18.121cm" svg:y="2.044cm">
          <text:p text:style-name="P2"><text:span text:style-name="T1">Pengkodean Harmonik</text:span><text:span text:style-name="T1"><text:line-break/></text:span><text:span text:style-name="T1">Terarah + Stokasti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5.079cm" svg:height="1.503cm" svg:x="5.932cm" svg:y="8.406cm">
          <text:p text:style-name="P2"><text:span text:style-name="T1">Model </text:span><text:span text:style-name="T2">Timing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79cm" svg:height="1.503cm" svg:x="12.542cm" svg:y="8.406cm">
          <text:p text:style-name="P2"><text:span text:style-name="T1">Model </text:span><text:span text:style-name="T2">Pitch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461cm" svg:height="1.503cm" svg:x="18.907cm" svg:y="8.406cm">
          <text:p text:style-name="P2"><text:span text:style-name="T1">Mod</text:span><text:span text:style-name="T1">el </text:span><text:span text:style-name="T2">Timb</text:span><text:span text:style-name="T2">re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7.583cm" svg:y1="3.779cm" svg:x2="7.583cm" svg:y2="8.406cm">
          <text:p/>
        </draw:line>
        <draw:line draw:style-name="gr9" draw:text-style-name="P6" draw:layer="layout" svg:x1="17.001cm" svg:y1="2.97cm" svg:x2="18.121cm" svg:y2="2.97cm">
          <text:p/>
        </draw:line>
        <draw:line draw:style-name="gr10" draw:text-style-name="P6" draw:layer="layout" svg:x1="7.583cm" svg:y1="7.018cm" svg:x2="19.772cm" svg:y2="7.018cm">
          <text:p/>
        </draw:line>
        <draw:line draw:style-name="gr8" draw:text-style-name="P6" draw:layer="layout" svg:x1="13.423cm" svg:y1="7.018cm" svg:x2="13.423cm" svg:y2="8.406cm">
          <text:p/>
        </draw:line>
        <draw:line draw:style-name="gr8" draw:text-style-name="P6" draw:layer="layout" svg:x1="19.772cm" svg:y1="7.018cm" svg:x2="19.772cm" svg:y2="8.406cm">
          <text:p/>
        </draw:line>
        <draw:line draw:style-name="gr11" draw:text-style-name="P6" draw:layer="layout" svg:x1="21.168cm" svg:y1="3.663cm" svg:x2="21.168cm" svg:y2="8.405cm">
          <text:p/>
        </draw:line>
        <draw:line draw:style-name="gr12" draw:text-style-name="P6" draw:layer="layout" svg:x1="21.168cm" svg:y1="7.365cm" svg:x2="16.978cm" svg:y2="7.365cm">
          <text:p/>
        </draw:line>
        <draw:line draw:style-name="gr13" draw:text-style-name="P6" draw:layer="layout" svg:x1="16.978cm" svg:y1="7.365cm" svg:x2="16.978cm" svg:y2="8.406cm">
          <text:p/>
        </draw:line>
        <draw:line draw:style-name="gr14" draw:text-style-name="P6" draw:layer="layout" svg:x1="11.287cm" svg:y1="3.751cm" svg:x2="11.287cm" svg:y2="6.671cm">
          <text:p/>
        </draw:line>
        <draw:line draw:style-name="gr14" draw:text-style-name="P6" draw:layer="layout" svg:x1="9.741cm" svg:y1="6.671cm" svg:x2="22.057cm" svg:y2="6.671cm">
          <text:p/>
        </draw:line>
        <draw:line draw:style-name="gr15" draw:text-style-name="P6" draw:layer="layout" svg:x1="9.741cm" svg:y1="6.671cm" svg:x2="9.741cm" svg:y2="8.406cm">
          <text:p/>
        </draw:line>
        <draw:line draw:style-name="gr15" draw:text-style-name="P6" draw:layer="layout" svg:x1="15.34cm" svg:y1="6.671cm" svg:x2="15.34cm" svg:y2="8.406cm">
          <text:p/>
        </draw:line>
        <draw:line draw:style-name="gr15" draw:text-style-name="P6" draw:layer="layout" svg:x1="22.038cm" svg:y1="6.671cm" svg:x2="22.038cm" svg:y2="8.406cm">
          <text:p/>
        </draw:line>
        <draw:frame draw:style-name="gr16" draw:text-style-name="P7" draw:layer="layout" svg:width="2.872cm" svg:height="0.894cm" svg:x="1.361cm" svg:y="8.108cm">
          <draw:text-box>
            <text:p><text:span text:style-name="T1">Pelatihan</text:span></text:p>
          </draw:text-box>
        </draw:frame>
        <draw:custom-shape draw:style-name="gr3" draw:text-style-name="P3" draw:layer="layout" svg:width="3.047cm" svg:height="1.735cm" svg:x="5.805cm" svg:y="12.801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4" draw:layer="layout" svg:width="4.952cm" svg:height="1.619cm" svg:x="19.264cm" svg:y="12.801cm">
          <text:p text:style-name="P2"><text:span text:style-name="T1">Sintesis Harmonik</text:span></text:p>
          <text:p text:style-name="P2"><text:span text:style-name="T1">+ Stokasti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6" draw:layer="layout" svg:x1="7.329cm" svg:y1="12.801cm" svg:x2="7.329cm" svg:y2="9.909cm">
          <text:p/>
        </draw:line>
        <draw:line draw:style-name="gr18" draw:text-style-name="P6" draw:layer="layout" svg:x1="7.329cm" svg:y1="11.182cm" svg:x2="21.549cm" svg:y2="11.182cm">
          <text:p/>
        </draw:line>
        <draw:line draw:style-name="gr12" draw:text-style-name="P6" draw:layer="layout" svg:x1="16.217cm" svg:y1="11.76cm" svg:x2="22.692cm" svg:y2="11.76cm">
          <text:p/>
        </draw:line>
        <draw:line draw:style-name="gr19" draw:text-style-name="P6" draw:layer="layout" svg:x1="14.439cm" svg:y1="11.181cm" svg:x2="14.439cm" svg:y2="9.909cm">
          <text:p/>
        </draw:line>
        <draw:line draw:style-name="gr19" draw:text-style-name="P6" draw:layer="layout" svg:x1="21.549cm" svg:y1="11.181cm" svg:x2="21.549cm" svg:y2="9.909cm">
          <text:p/>
        </draw:line>
        <draw:line draw:style-name="gr14" draw:text-style-name="P6" draw:layer="layout" svg:x1="9.741cm" svg:y1="9.909cm" svg:x2="9.741cm" svg:y2="10.719cm">
          <text:p/>
        </draw:line>
        <draw:line draw:style-name="gr14" draw:text-style-name="P6" draw:layer="layout" svg:x1="9.741cm" svg:y1="10.719cm" svg:x2="20.406cm" svg:y2="10.719cm">
          <text:p/>
        </draw:line>
        <draw:line draw:style-name="gr15" draw:text-style-name="P6" draw:layer="layout" svg:x1="12.961cm" svg:y1="10.719cm" svg:x2="12.961cm" svg:y2="9.909cm">
          <text:p/>
        </draw:line>
        <draw:line draw:style-name="gr20" draw:text-style-name="P6" draw:layer="layout" svg:x1="20.407cm" svg:y1="10.719cm" svg:x2="20.407cm" svg:y2="9.909cm">
          <text:p/>
        </draw:line>
        <draw:line draw:style-name="gr11" draw:text-style-name="P6" draw:layer="layout" svg:x1="22.692cm" svg:y1="9.909cm" svg:x2="22.692cm" svg:y2="12.801cm">
          <text:p/>
        </draw:line>
        <draw:line draw:style-name="gr12" draw:text-style-name="P6" draw:layer="layout" svg:x1="16.217cm" svg:y1="11.76cm" svg:x2="16.217cm" svg:y2="9.909cm">
          <text:p/>
        </draw:line>
        <draw:frame draw:style-name="gr21" draw:text-style-name="P7" draw:layer="layout" svg:width="4.142cm" svg:height="0.894cm" svg:x="1.361cm" svg:y="9.653cm">
          <draw:text-box>
            <text:p><text:span text:style-name="T1">Pembangkitan</text:span></text:p>
          </draw:text-box>
        </draw:frame>
        <draw:custom-shape draw:style-name="gr4" draw:text-style-name="P4" draw:layer="layout" svg:width="3.301cm" svg:height="1.735cm" svg:x="25.358cm" svg:y="12.685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2" draw:text-style-name="P7" draw:layer="layout" svg:width="2.266cm" svg:height="0.894cm" svg:x="25.758cm" svg:y="14.42cm">
          <draw:text-box>
            <text:p><text:span text:style-name="T1">Output</text:span></text:p>
          </draw:text-box>
        </draw:frame>
        <draw:line draw:style-name="gr11" draw:text-style-name="P6" draw:layer="layout" svg:x1="24.216cm" svg:y1="13.611cm" svg:x2="25.359cm" svg:y2="13.611cm">
          <text:p/>
        </draw:line>
        <draw:line draw:style-name="gr12" draw:text-style-name="P6" draw:layer="layout" svg:x1="16.297cm" svg:y1="10.407cm" svg:x2="19.622cm" svg:y2="10.407cm">
          <text:p/>
        </draw:line>
        <draw:line draw:style-name="gr11" draw:text-style-name="P6" draw:layer="layout" svg:x1="19.622cm" svg:y1="10.436cm" svg:x2="19.622cm" svg:y2="9.918cm">
          <text:p/>
        </draw:line>
        <draw:custom-shape draw:style-name="gr23" draw:text-style-name="P8" draw:layer="layout" svg:width="3.047cm" svg:height="1.735cm" svg:x="9.89cm" svg:y="2.016cm">
          <text:p text:style-name="P2"><text:span text:style-name="T2">Timing </text:span><text:span text:style-name="T3">No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0" draw:text-style-name="P6" draw:layer="layout" svg:x1="7.607cm" svg:y1="4.302cm" svg:x2="19.796cm" svg:y2="4.302cm">
          <text:p/>
        </draw:line>
        <draw:line draw:style-name="gr14" draw:text-style-name="P6" draw:layer="layout" svg:x1="11.287cm" svg:y1="4.556cm" svg:x2="20.431cm" svg:y2="4.556cm">
          <text:p/>
        </draw:line>
        <draw:line draw:style-name="gr8" draw:text-style-name="P6" draw:layer="layout" svg:x1="19.796cm" svg:y1="4.302cm" svg:x2="19.796cm" svg:y2="3.663cm">
          <text:p/>
        </draw:line>
        <draw:line draw:style-name="gr15" draw:text-style-name="P6" draw:layer="layout" svg:x1="20.431cm" svg:y1="4.556cm" svg:x2="20.431cm" svg:y2="3.663cm">
          <text:p/>
        </draw:line>
        <draw:custom-shape draw:style-name="gr24" draw:text-style-name="P10" draw:layer="layout" svg:width="2.547cm" svg:height="0.55cm" svg:x="7.174cm" svg:y="9.146cm">
          <text:p text:style-name="P9"><text:span text:style-name="T4">Timing </text:span><text:span text:style-name="T5">Not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2.547cm" svg:height="0.55cm" svg:x="13.923cm" svg:y="9.146cm">
          <text:p text:style-name="P11"><text:span text:style-name="T5">Model F0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.462cm" svg:height="0.55cm" svg:x="19.023cm" svg:y="9.146cm">
          <text:p text:style-name="P11"><text:span text:style-name="T5">Hfreq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.462cm" svg:height="0.55cm" svg:x="20.623cm" svg:y="9.146cm">
          <text:p text:style-name="P11"><text:span text:style-name="T5">Hmag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2.032cm" svg:height="0.55cm" svg:x="22.209cm" svg:y="9.146cm">
          <text:p text:style-name="P11"><text:span text:style-name="T5">StocEn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9:31:20.067239696</meta:creation-date>
    <dc:date>2019-05-16T05:43:25.487162932</dc:date>
    <meta:editing-duration>PT30M21S</meta:editing-duration>
    <meta:editing-cycles>11</meta:editing-cycles>
    <meta:generator>LibreOffice/5.1.6.2$Linux_X86_64 LibreOffice_project/10m0$Build-2</meta:generator>
    <meta:document-statistic meta:object-count="51"/>
  </office:meta>
</office:document-meta>
</file>